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marker-start="" draw:marker-end="" draw:marker-end-width="0.25cm" draw:textarea-horizontal-align="center" draw:textarea-vertical-align="middle" draw:start-line-spacing-vertical="1cm"/>
    </style:style>
    <style:style style:name="gr4" style:family="graphic" style:parent-style-name="standard">
      <style:graphic-properties draw:marker-start="" draw:marker-end="Circle" draw:textarea-horizontal-align="center" draw:textarea-vertical-align="middle"/>
    </style:style>
    <style:style style:name="gr5" style:family="graphic" style:parent-style-name="standard">
      <style:graphic-properties draw:fill="solid" draw:fill-color="#cccc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Courier" style:font-family-generic="modern" style:font-pitch="fixed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2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2" draw:layer="layout" svg:width="7.882cm" svg:height="3.272cm" svg:x="11.073cm" svg:y="1.92cm">
              <text:p text:style-name="P1"><text:span text:style-name="T1">[1] i := m-1</text:span></text:p>
              <text:p text:style-name="P1"><text:span text:style-name="T1">[2] j := n</text:span></text:p>
              <text:p text:style-name="P1"><text:span text:style-name="T1">[3] a := u1</text:span></text:p>
            </draw:rect>
            <draw:rect draw:style-name="gr1" draw:text-style-name="P2" draw:layer="layout" svg:width="7.205cm" svg:height="2.231cm" svg:x="11.564cm" svg:y="7.014cm">
              <text:p text:style-name="P1"><text:span text:style-name="T1">[4] i := i+1</text:span></text:p>
              <text:p text:style-name="P1"><text:span text:style-name="T1">[5] j := j-1</text:span></text:p>
            </draw:rect>
            <draw:rect draw:style-name="gr1" draw:text-style-name="P2" draw:id="id1" draw:layer="layout" svg:width="6.498cm" svg:height="1.004cm" svg:x="13.981cm" svg:y="13.334cm">
              <text:p text:style-name="P1"><text:span text:style-name="T1">[7] i := u3</text:span></text:p>
            </draw:rect>
            <draw:line draw:style-name="gr2" draw:text-style-name="P3" draw:layer="layout" svg:x1="15.014cm" svg:y1="5.452cm" svg:x2="15.014cm" svg:y2="7.013cm">
              <text:p text:style-name="P1"/>
            </draw:line>
            <draw:line draw:style-name="gr2" draw:text-style-name="P3" draw:layer="layout" svg:x1="15.057cm" svg:y1="9.431cm" svg:x2="13.645cm" svg:y2="10.993cm">
              <text:p text:style-name="P1"/>
            </draw:line>
            <draw:rect draw:style-name="gr1" draw:text-style-name="P2" draw:layer="layout" svg:width="6.498cm" svg:height="1.004cm" svg:x="10.503cm" svg:y="10.996cm">
              <text:p text:style-name="P1"><text:span text:style-name="T1">[6] a := u2</text:span></text:p>
            </draw:rect>
            <draw:line draw:style-name="gr2" draw:text-style-name="P3" draw:layer="layout" svg:x1="13.799cm" svg:y1="12.031cm" svg:x2="15.794cm" svg:y2="13.259cm">
              <text:p text:style-name="P1"/>
            </draw:line>
            <draw:line draw:style-name="gr2" draw:text-style-name="P3" draw:layer="layout" svg:x1="17.207cm" svg:y1="9.504cm" svg:x2="17.207cm" svg:y2="13.408cm">
              <text:p text:style-name="P1"/>
            </draw:line>
            <draw:connector draw:style-name="gr3" draw:text-style-name="P3" draw:layer="layout" draw:line-skew="0cm 7.444cm" svg:x1="17.23cm" svg:y1="14.338cm" svg:x2="17.058cm" svg:y2="6.01cm" draw:start-shape="id1" draw:start-glue-point="2">
              <text:p text:style-name="P1"/>
            </draw:connector>
            <draw:line draw:style-name="gr2" draw:text-style-name="P3" draw:layer="layout" svg:x1="17.096cm" svg:y1="6.047cm" svg:x2="17.096cm" svg:y2="6.939cm">
              <text:p text:style-name="P1"/>
            </draw:line>
          </draw:g>
          <draw:line draw:style-name="gr4" draw:text-style-name="P3" draw:layer="layout" svg:x1="8.072cm" svg:y1="2.498cm" svg:x2="11.637cm" svg:y2="2.514cm">
            <text:p text:style-name="P1"/>
          </draw:line>
          <draw:line draw:style-name="gr4" draw:text-style-name="P3" draw:layer="layout" svg:x1="9.494cm" svg:y1="12.607cm" svg:x2="12.083cm" svg:y2="7.533cm">
            <text:p text:style-name="P1"/>
          </draw:line>
          <draw:line draw:style-name="gr4" draw:text-style-name="P3" draw:layer="layout" svg:x1="8.033cm" svg:y1="6.572cm" svg:x2="11.822cm" svg:y2="3.444cm">
            <text:p text:style-name="P1"/>
          </draw:line>
          <draw:line draw:style-name="gr4" draw:text-style-name="P3" draw:layer="layout" svg:x1="9.456cm" svg:y1="12.607cm" svg:x2="12.008cm" svg:y2="8.65cm">
            <text:p text:style-name="P1"/>
          </draw:line>
          <draw:line draw:style-name="gr4" draw:text-style-name="P3" draw:layer="layout" svg:x1="9.648cm" svg:y1="9.071cm" svg:x2="11.822cm" svg:y2="4.559cm">
            <text:p text:style-name="P1"/>
          </draw:line>
          <draw:line draw:style-name="gr4" draw:text-style-name="P3" draw:layer="layout" svg:x1="9.686cm" svg:y1="12.876cm" svg:x2="10.916cm" svg:y2="11.493cm">
            <text:p text:style-name="P1"/>
          </draw:line>
          <draw:rect draw:style-name="gr5" draw:text-style-name="P4" draw:layer="layout" svg:width="9.143cm" svg:height="3.641cm" svg:x="0.635cm" svg:y="0.635cm" draw:corner-radius="0.5cm">
            <text:p text:style-name="P1"><text:span text:style-name="T2">{&lt;1,”m”&gt;,&lt;2,”n”&gt;,</text:span></text:p>
            <text:p text:style-name="P1"><text:span text:style-name="T2"><text:s/></text:span><text:span text:style-name="T2">&lt;3,”u1”&gt;,&lt;4,”i”&gt;,</text:span></text:p>
            <text:p text:style-name="P1"><text:span text:style-name="T2"><text:s/></text:span><text:span text:style-name="T2">&lt;5,”j”&gt;,&lt;6,”u2”&gt;,</text:span></text:p>
            <text:p text:style-name="P1"><text:span text:style-name="T2"><text:s/></text:span><text:span text:style-name="T2">&lt;7,”u3”&gt;}</text:span></text:p>
          </draw:rect>
          <draw:rect draw:style-name="gr5" draw:text-style-name="P4" draw:layer="layout" svg:width="9.366cm" svg:height="3.641cm" svg:x="0.635cm" svg:y="4.496cm" draw:corner-radius="0.5cm">
            <text:p text:style-name="P1"><text:span text:style-name="T2">{&lt;2,”n”&gt;,&lt;3,”u1”&gt;,</text:span></text:p>
            <text:p text:style-name="P1"><text:span text:style-name="T2"><text:s/></text:span><text:span text:style-name="T2">&lt;4,”i”&gt;,&lt;5,”j”&gt;,</text:span></text:p>
            <text:p text:style-name="P1"><text:span text:style-name="T2"><text:s/></text:span><text:span text:style-name="T2">&lt;6,”u2”&gt;,&lt;7,”u3”&gt;}</text:span></text:p>
          </draw:rect>
          <draw:rect draw:style-name="gr5" draw:text-style-name="P4" draw:layer="layout" svg:width="9.291cm" svg:height="3.641cm" svg:x="0.635cm" svg:y="8.33cm" draw:corner-radius="0.5cm">
            <text:p text:style-name="P1"><text:span text:style-name="T2">{&lt;3,”u1”&gt;,&lt;4,”i”&gt;,</text:span></text:p>
            <text:p text:style-name="P1"><text:span text:style-name="T2"><text:s/></text:span><text:span text:style-name="T2">&lt;5,”j”&gt;,&lt;6,”u2”&gt;,</text:span></text:p>
            <text:p text:style-name="P1"><text:span text:style-name="T2"><text:s/></text:span><text:span text:style-name="T2">&lt;7,”u3”&gt;}</text:span></text:p>
          </draw:rect>
          <draw:line draw:style-name="gr4" draw:text-style-name="P3" draw:layer="layout" svg:x1="9.815cm" svg:y1="13.905cm" svg:x2="14.351cm" svg:y2="13.891cm">
            <text:p text:style-name="P1"/>
          </draw:line>
          <draw:rect draw:style-name="gr5" draw:text-style-name="P4" draw:layer="layout" svg:width="9.291cm" svg:height="2.588cm" svg:x="0.635cm" svg:y="12.581cm" draw:corner-radius="0.5cm">
            <text:p text:style-name="P1"><text:span text:style-name="T2">{&lt;4,”i”&gt;,&lt;5,”j”&gt;,</text:span></text:p>
            <text:p text:style-name="P1"><text:span text:style-name="T2"><text:s/></text:span><text:span text:style-name="T2">&lt;6,”u2”&gt;,&lt;7,”u3”&gt;}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09-08T23:11:34</meta:creation-date>
    <dc:date>2003-11-01T16:06:22</dc:date>
    <dc:language>en-US</dc:language>
    <meta:editing-cycles>14</meta:editing-cycles>
    <meta:editing-duration>PT3H38M9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